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@yandex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nim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">IPv4 Networking</text:p>
              </text:list-item>
              <text:list-item>
                <text:p text:style-name="P1">SSH-2 Client</text:p>
              </text:list-item>
              <text:list-item>
                <text:p text:style-name="P1">VNC Client</text:p>
              </text:list-item>
              <text:list-item>
                <text:p text:style-name="P1">2 P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ommended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Pv4 Networking</text:p>
              </text:list-item>
              <text:list-item>
                <text:p text:style-name="P1">OpenSSH 6.7p1 or later or PuTTY 0.69 or later</text:p>
              </text:list-item>
              <text:list-item>
                <text:p text:style-name="P1">Remmina 1.1.0 or newer or 1.2.1.2 or newer</text:p>
              </text:list-item>
              <text:list-item>
                <text:p text:style-name="P1">Laptop Running</text:p>
                <text:list>
                  <text:list-item>
                    <text:p text:style-name="P1">Debian 8 or newer or Ubuntu 16.04 or newer</text:p>
                  </text:list-item>
                  <text:list-item>
                    <text:p text:style-name="P1">Windows 7 or newer</text:p>
                  </text:list-item>
                </text:list>
              </text:list-item>
              <text:list-item>
                <text:p text:style-name="P1">Raspberry Pi B series</text:p>
                <text:list>
                  <text:list-item>
                    <text:p text:style-name="P1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</text:list>
              </text:list-item>
              <text:list-item>
                <text:p>Debian &amp; Ubuntu</text:p>
                <text:list>
                  <text:list-item>
                    <text:p>`sudo aptitude update`</text:p>
                  </text:list-item>
                  <text:list-item>
                    <text:p>`sudo aptitude install ssh remmina`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2T16:41:23.114571307</dc:date>
    <meta:editing-duration>PT2H59M57S</meta:editing-duration>
    <meta:editing-cycles>11</meta:editing-cycles>
    <meta:generator>LibreOffice/4.3.3.2$Linux_X86_64 LibreOffice_project/430m0$Build-2</meta:generator>
    <meta:document-statistic meta:object-count="40"/>
  </office:meta>
</office:document-meta>
</file>